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35dea"/>
    </style:style>
    <style:style style:name="P2" style:family="paragraph" style:parent-style-name="Standard">
      <style:text-properties fo:font-size="11pt" officeooo:paragraph-rsid="00135dea" style:font-size-asian="11pt" style:font-size-complex="11pt"/>
    </style:style>
    <style:style style:name="P3" style:family="paragraph" style:parent-style-name="Standard">
      <style:text-properties officeooo:paragraph-rsid="0015182b"/>
    </style:style>
    <style:style style:name="P4" style:family="paragraph" style:parent-style-name="Standard">
      <style:text-properties officeooo:rsid="0015182b" officeooo:paragraph-rsid="0015182b"/>
    </style:style>
    <style:style style:name="P5" style:family="paragraph" style:parent-style-name="Standard">
      <style:text-properties officeooo:paragraph-rsid="00153fe9"/>
    </style:style>
    <style:style style:name="P6" style:family="paragraph" style:parent-style-name="Standard">
      <style:text-properties officeooo:paragraph-rsid="00158fbc"/>
    </style:style>
    <style:style style:name="P7" style:family="paragraph" style:parent-style-name="Standard">
      <style:text-properties officeooo:rsid="00158fbc" officeooo:paragraph-rsid="00158fbc"/>
    </style:style>
    <style:style style:name="P8" style:family="paragraph" style:parent-style-name="Text_20_body" style:list-style-name="L10"/>
    <style:style style:name="P9" style:family="paragraph" style:parent-style-name="Text_20_body" style:list-style-name="L10">
      <style:paragraph-properties fo:margin-top="0cm" fo:margin-bottom="0cm" style:contextual-spacing="false"/>
    </style:style>
    <style:style style:name="T1" style:family="text">
      <style:text-properties fo:font-size="14pt" style:font-size-asian="14pt" style:font-size-complex="14pt"/>
    </style:style>
    <style:style style:name="T2" style:family="text">
      <style:text-properties fo:font-size="14pt" officeooo:rsid="00135dea" style:font-size-asian="14pt" style:font-size-complex="14pt"/>
    </style:style>
    <style:style style:name="T3" style:family="text">
      <style:text-properties fo:font-size="14pt" officeooo:rsid="0015182b" style:font-size-asian="14pt" style:font-size-complex="14pt"/>
    </style:style>
    <style:style style:name="T4" style:family="text">
      <style:text-properties fo:font-size="14pt" fo:font-weight="normal" officeooo:rsid="00153fe9" style:font-size-asian="14pt" style:font-weight-asian="normal" style:font-size-complex="14pt" style:font-weight-complex="normal"/>
    </style:style>
    <style:style style:name="T5" style:family="text">
      <style:text-properties fo:font-size="14pt" fo:font-weight="normal" officeooo:rsid="00158fbc"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5182b" style:font-weight-asian="normal" style:font-weight-complex="normal"/>
    </style:style>
    <style:style style:name="T9" style:family="text">
      <style:text-properties fo:font-weight="normal" officeooo:rsid="00153fe9" style:font-weight-asian="normal" style:font-weight-complex="normal"/>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font-weight="bold" officeooo:rsid="0015182b" style:font-size-asian="11pt" style:font-weight-asian="bold" style:font-size-complex="11pt" style:font-weight-complex="bold"/>
    </style:style>
    <style:style style:name="T12" style:family="text">
      <style:text-properties fo:font-size="11pt" fo:font-weight="bold" officeooo:rsid="00153fe9" style:font-size-asian="11pt" style:font-weight-asian="bold" style:font-size-complex="11pt" style:font-weight-complex="bold"/>
    </style:style>
    <style:style style:name="T13" style:family="text">
      <style:text-properties fo:font-size="11pt" fo:font-weight="bold" officeooo:rsid="00158fbc" style:font-size-asian="11pt" style:font-weight-asian="bold" style:font-size-complex="11pt" style:font-weight-complex="bold"/>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fo:font-weight="normal" officeooo:rsid="0015182b" style:font-size-asian="11pt" style:font-weight-asian="normal" style:font-size-complex="11pt" style:font-weight-complex="normal"/>
    </style:style>
    <style:style style:name="T16" style:family="text">
      <style:text-properties fo:font-size="11pt" fo:font-weight="normal" officeooo:rsid="00153fe9" style:font-size-asian="11pt" style:font-weight-asian="normal" style:font-size-complex="11pt" style:font-weight-complex="normal"/>
    </style:style>
    <style:style style:name="T17" style:family="text">
      <style:text-properties fo:font-size="11pt" fo:font-weight="normal" officeooo:rsid="00158fbc" style:font-size-asian="11pt" style:font-weight-asian="normal" style:font-size-complex="11pt" style:font-weight-complex="normal"/>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 Creazione di Progetti e Allocazione del Responsabile</text:span></text:p>
      <text:p text:style-name="Standard"><text:span text:style-name="T6">Assunzioni iniziali: </text:span>Un amministrativo può creare un nuovo progetto e assegnare un responsabile scientifico che avrà accesso alla gestione delle componenti interne (come work package e task).</text:p>
      <text:p text:style-name="Standard"><text:span text:style-name="T6">Normale:</text:span> Aggiungere una funzione di inserimento di nuovi progetti accessibile solo all’amministrativo, con un’interfaccia per selezionare un responsabile scientifico dalla lista di utenti disponibili.</text:p>
      <text:p text:style-name="Standard"><text:span text:style-name="T6">Cosa può andare storto: </text:span>Un responsabile scientifico nominato potrebbe essere già impegnato con altri progetti e quindi non essere disponibile (nel senso che il numero di ore che ha a disposizione sono già esaurite). In questo caso il sistema provvederà a segnalare l’impossibilità di allocare ulteriori ore (e quindi progetti).</text:p>
      <text:p text:style-name="Standard"><text:span text:style-name="T6">Altre attività: </text:span></text:p>
      <text:p text:style-name="Standard"><text:span text:style-name="T6">Stato del sistema al completamento: </text:span>Al responsabile scientifico sarà assegnato il progetto appena creato dall’amministrativo.</text:p>
      <text:p text:style-name="Standard"><text:span text:style-name="T1">3. Aggiunta di Work Package</text:span></text:p>
      <text:p text:style-name="Standard"><text:span text:style-name="T6">Assunzioni iniziali: </text:span>Un responsabile scientifico deve avere la possibilità di aggiungere nuovi work package. Non è richiesta l'approvazione dell'amministrativo per questa operazione. La creazione di un nuovo work package non richiede la presenza dei ricercatori.</text:p>
      <text:p text:style-name="Standard"><text:span text:style-name="T6">Normale:</text:span> Creare una funzione che permette l’aggiunta di nuovi work package, supportata magari da un’interfaccia grafica che elenchi tutti i work package già creati precedentemente.</text:p>
      <text:p text:style-name="Standard"><text:span text:style-name="T6">Cosa può andare storto: </text:span>Il work package che si tenta di aggiungere è già presente nella lista, il sistema provvederà quindi a segnalare l’errore con un’opportuna finestra, avvertendo l’utente che il nome del work package è già presente nella lista.<text:span text:style-name="T6"> </text:span></text:p>
      <text:p text:style-name="Standard"><text:span text:style-name="T6">Altre attività:</text:span></text:p>
      <text:p text:style-name="Standard"><text:span text:style-name="T6">Stato del sistema al completamento: </text:span>Il work package è stato aggiunto.</text:p>
      <text:p text:style-name="Standard"><text:span text:style-name="T1">2. Aggiunta di Task e Assegnazione ai Ricercatori</text:span></text:p>
      <text:p text:style-name="Standard"><text:span text:style-name="T6">Assunzioni iniziali: </text:span>Il responsabile scientifico può aggiungere nuovi task ai work package esistenti e assegnarli ai ricercatori disponibili.</text:p>
      <text:p text:style-name="Standard"><text:span text:style-name="T6">Normale:</text:span> Implementare un’interfaccia per la creazione dei task, permettendo la selezione di uno o più ricercatori a cui assegnare ogni task. Ogni task sarà visibile solo ai ricercatori coinvolti e al responsabile.</text:p>
      <text:p text:style-name="Standard"><text:span text:style-name="T6">Cosa può andare storto</text:span>: Dato che la creazione di un nuovo task richiede la presenza di almeno un ricercatore associato al progetto, potrebbe succedere che nessun ricercatore sia stato ancora aggiunto. Il sistema dovrà segnalare tale errore; il responsabile scientifico provvederà quindi ad associare almeno un ricercatore al progetto in questione.</text:p>
      <text:p text:style-name="Standard"><text:span text:style-name="T6">Altre attività: </text:span>Il responsabile scientifico può aggiungere anche i work package.</text:p>
      <text:p text:style-name="Standard"><text:span text:style-name="T6">Stato del sistema al completamento:</text:span> I work package esistenti sono stati aggiunti nuovi task. I nuovi task sono stati assegnati ai ricercatori disponibili.</text:p>
      <text:p text:style-name="Standard"><text:soft-page-break/><text:span text:style-name="T1">4. Aggiunta delle Milestone di Progetto</text:span></text:p>
      <text:p text:style-name="Standard"><text:span text:style-name="T6">Assunzioni iniziali:</text:span> Il responsabile scientifico può aggiungere le milestone del progetto. La creazione di una milestone richiede la presenza di almeno un ricercatore associato al progetto.</text:p>
      <text:p text:style-name="Standard"><text:span text:style-name="T6">Normale: </text:span>Introdurre un’interfaccia per la visualizzazione delle milestone con opzioni di aggiunta.</text:p>
      <text:p text:style-name="Standard"><text:span text:style-name="T6">Cosa può andare storto: </text:span>Una milestone potrebbe essere messa in una data in cui, per diverse ragioni, non può essere registrata (eventuali collisioni con altre milestone oppure giorni festivi). Il sistema deve implementare un sistema di verifica della disponibilità dei giorni e notificare l’eventuale errore all’utente. Dato che la creazione di una milestone richiede la presenza di almeno un ricercatore associato al progetto, sarà necessario implementare anche un messaggio d’errore che avverta l’assenza di ricercatori se tale situazione si verifica.</text:p>
      <text:p text:style-name="Standard"><text:span text:style-name="T6">Altre attività:</text:span></text:p>
      <text:p text:style-name="Standard"><text:span text:style-name="T6">Stato del sistema al completamento: </text:span>La milestone è stata aggiunta.</text:p>
      <text:p text:style-name="Standard"><text:span text:style-name="T1">5. Notifiche per Problemi di Invio del Report</text:span></text:p>
      <text:p text:style-name="Standard"><text:span text:style-name="T6">Assunzioni iniziali: </text:span>Gli utenti riceveranno notifiche in caso di errori o problemi di rete durante l’invio di report all’amministrativo.</text:p>
      <text:p text:style-name="Standard"><text:span text:style-name="T6">Normale:</text:span> Aggiungere una funzionalità per rilevare problemi di connessione o errori nell’invio dei report e inviare notifiche agli utenti interessati, proponendo un’opzione di reinvio. Nel sistema d’esempio si potrebbe simulare un errore di rete generando un numero casuale che fa fallire l’ipotetico invio (genero un numero da 0 a 1, se maggiore di 0,5 invio, altrimenti è un fallimento).</text:p>
      <text:p text:style-name="Standard"><text:span text:style-name="T6">Cosa può andare storto: </text:span>Il problema continua a notificare problemi di rete, e quindi l’invio fallisce. Dopo un numero fissato di fallimenti consecutivi, il sistema dovrebbe notificare all’utente di controllare lo stato della rete poiché il problema potrebbe dipendere da un problema fisico della rete (cavi staccati o qualche nodo problematico all’interno dell’infrastruttura).</text:p>
      <text:p text:style-name="Standard"><text:span text:style-name="T6">Altre attività:</text:span></text:p>
      <text:p text:style-name="Standard"><text:span text:style-name="T6">Stato del sistema al completamento: </text:span>Il report risulta inviato oppure il messaggio che suggerisce di controllare la rete viene visualizzato.</text:p>
      <text:p text:style-name="Standard"/>
      <text:p text:style-name="P1"><text:span text:style-name="T2">6</text:span><text:span text:style-name="T1">. </text:span><text:span text:style-name="T3">Creazione dei report</text:span></text:p>
      <text:p text:style-name="P1"><text:span text:style-name="T1"/></text:p>
      <text:p text:style-name="P2"><text:span text:style-name="T6">Assunzioni iniziali: </text:span>Generazione di Report: Il sistema deve generare report e garantire la conservazione dei report firmati per almeno 10 anni.</text:p>
      <text:p text:style-name="P2"/>
      <text:p text:style-name="P3"><text:span text:style-name="T10">Normale: </text:span><text:span text:style-name="T15">Gli utenti autorizzati(Amministratori, responsabile scientifico, ricercatori) possono creare i report dalla dashboard, inserendo queste 3 informazioni: </text:span></text:p>
      <text:p text:style-name="P3"><text:span text:style-name="T15"/></text:p>
      <text:list xml:id="list1702362089" text:style-name="L10">
        <text:list-item>
          <text:p text:style-name="P9"><text:soft-page-break/>Risultati ottenuti</text:p>
        </text:list-item>
        <text:list-item>
          <text:p text:style-name="P9">Rendicontazione delle ore lavorative</text:p>
        </text:list-item>
        <text:list-item>
          <text:p text:style-name="P8">Attività svolte durante il periodo di riferimento</text:p>
        </text:list-item>
      </text:list>
      <text:p text:style-name="P3"><text:span text:style-name="T8"/></text:p>
      <text:p text:style-name="P4"><text:span text:style-name="T7">Inoltre è possibile aggiungere allegati e salvare il report in uno stato di bozza temporanea. Il report, dopo la creazione deve essere firmato dal creatore e avere una controfirma da un amministratore per essere convalidato e approvato, </text:span><text:span text:style-name="T9">inoltre si devono eseguire backup giornalieri per garantire l’integrità dei dati.</text:span></text:p>
      <text:p text:style-name="P4"><text:span text:style-name="T7"/></text:p>
      <text:p text:style-name="P3"><text:span text:style-name="T11">Cosa può andare storto: </text:span><text:span text:style-name="T14">Inserimento errato o incompleto dei dati da parte degli utenti (ricercatori, responsabili scientifici o amministrativi).</text:span><text:span text:style-name="T11"> </text:span><text:span text:style-name="T16">Il sistema deve garantire che alcuni campi siano obbligatori.</text:span></text:p>
      <text:p text:style-name="P3"><text:span text:style-name="T16"/></text:p>
      <text:p text:style-name="P5"><text:span text:style-name="T4">7. </text:span><text:span text:style-name="T5">Autenticazione </text:span><text:span text:style-name="T4">Recupero credenziali da parte di un utente</text:span></text:p>
      <text:p text:style-name="P5"><text:span text:style-name="T4"/></text:p>
      <text:p text:style-name="P6"><text:span text:style-name="T12">Assunzioni iniziali: </text:span><text:span text:style-name="T16">Se l'utente non è autenticato, il sistema deve reindirizzarlo alla pagina di login. La gestione delle credenziali di accesso è delegata all'amministrativo.</text:span></text:p>
      <text:p text:style-name="P7"><text:span text:style-name="T12"/></text:p>
      <text:p text:style-name="P6"><text:span text:style-name="T12">N</text:span><text:span text:style-name="T13">ormale: </text:span><text:span text:style-name="T17">L’utente si registra al sistema inserendo il proprio nome, password, indirizzo email e il ruolo, poi potrà entrare nel sistema.</text:span></text:p>
      <text:p text:style-name="P6"><text:span text:style-name="T16"/></text:p>
      <text:p text:style-name="P6"><text:span text:style-name="T11">Cosa può andare storto: </text:span><text:span text:style-name="T17">Dimentica la password, per risolvere a</text:span><text:span text:style-name="T15">ccede alla pagina di login e seleziona "Recupera Password" </text:span><text:span text:style-name="T17">in caso di smarrimento della password, in tal caso verrà inviata una mail all’utente in cui si da una password provvisoria che poi andrà cambiat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it" fo:country="IT"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it" fo:country="IT"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Titolo_20_2_20_Carattere"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Titolo_20_4_20_Carattere"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Titolo_20_5_20_Carattere"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itolo_20_6_20_Carattere"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Titolo_20_7_20_Carattere"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Titolo_20_8_20_Carattere"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Titolo_20_9_20_Carattere"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olo_20_Carattere"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ttotitolo_20_Carattere"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Citazione_20_Carattere">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Citazione_20_intensa_20_Carattere">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itolo_20_2_20_Carattere" style:display-name="Titolo 2 Carattere"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olo_20_3_20_Carattere" style:display-name="Titolo 3 Carattere"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Titolo_20_4_20_Carattere" style:display-name="Titolo 4 Carattere"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5_20_Carattere" style:display-name="Titolo 5 Carattere"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Titolo_20_6_20_Carattere" style:display-name="Titolo 6 Carattere"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7_20_Carattere" style:display-name="Titolo 7 Carattere"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Titolo_20_8_20_Carattere" style:display-name="Titolo 8 Carattere"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9_20_Carattere" style:display-name="Titolo 9 Carattere"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itolo_20_Carattere" style:display-name="Titolo Carattere"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ttotitolo_20_Carattere" style:display-name="Sottotitolo Carattere"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Citazione_20_Carattere" style:display-name="Citazione Carattere"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itazione_20_intensa_20_Carattere" style:display-name="Citazione intensa Carattere"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ian farina</meta:initial-creator>
    <meta:editing-cycles>6</meta:editing-cycles>
    <meta:creation-date>2024-11-13T17:46:00</meta:creation-date>
    <dc:date>2024-12-17T19:52:42.148961494</dc:date>
    <meta:editing-duration>PT2H15M6S</meta:editing-duration>
    <meta:generator>LibreOffice/7.3.7.2$Linux_X86_64 LibreOffice_project/30$Build-2</meta:generator>
    <meta:document-statistic meta:table-count="0" meta:image-count="0" meta:object-count="0" meta:page-count="3" meta:paragraph-count="42" meta:word-count="915" meta:character-count="6356" meta:non-whitespace-character-count="5483"/>
    <meta:user-defined meta:name="AppVersion">16.0000</meta:user-defined>
    <meta:template xlink:type="simple" xlink:actuate="onRequest" xlink:title="Normal.dotm" xlink:href=""/>
  </office:meta>
</office:document-meta>
</file>